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5841"/>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T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éparer une courte mobilité professionnelle</text:p>
      <text:p text:style-name="Author">Damien Belvèze</text:p>
      <text:p text:style-name="Date">2023/10/03</text:p>
      <text:h text:style-name="Heading_20_1" text:outline-level="1"><text:bookmark-start text:name="motivations"/>Motivations<text:bookmark-end text:name="motivations"/></text:h>
      <text:list xml:id="list3282551465" text:style-name="L1">
        <text:list-item>
          <text:p text:style-name="P3">savoir comment les collègues d’autres bibliothèques, dans d’autres pays, avec d’autres cultures professionnelles font face aux mêmes problèmes que nous (par exemple, déploiement de la Science Ouverte, formation des usagers, gestion des ressources électroniques, etc.). Trouver d’autres moyens insoupçonnés de réaliser ses objectifs</text:p>
        </text:list-item>
        <text:list-item>
          <text:p text:style-name="P3">Interrompre la routine par une réflexion à partir des pratiques d’autres collègues, interroger ces routines en faisant un pas de côté.</text:p>
        </text:list-item>
        <text:list-item>
          <text:p text:style-name="P3">Connaître les partenaires de son alliance pour nouer des relations de travail et des liens de coopération. Renforcer le sentiment d’appartenance au continent européen (quand ça a lieu en Europe)</text:p>
        </text:list-item>
        <text:list-item>
          <text:p text:style-name="P3">Améliorer son anglais (ou pratiquer sa seconde langue maternelle le cas échéant) dans un cadre d’échange naturel (ce n’est pas un cours, les situations professionnelles sont les nôtres et le cadre est réaliste). Quand on n’est pas trop sûr de son anglais, on peut motiver quelques compatriotes à venir avec nous, ou bien orienter sa demande vers un pays francophone (Suisse, Belgique, Québec)</text:p>
        </text:list-item>
        <text:list-item>
          <text:p text:style-name="P3">voir du pays (y a pas qu’à la Légion !)</text:p>
        </text:list-item>
      </text:list>
      <text:h text:style-name="Heading_20_1" text:outline-level="1"><text:bookmark-start text:name="trouver-son-lieu-de-stage"/>Trouver son lieu de stage<text:bookmark-end text:name="trouver-son-lieu-de-stage"/></text:h>
      <text:p text:style-name="First_20_paragraph">Les mobilités envisagées ici ne durent pas plus d’une semaine (format <text:span text:style-name="T1">staff week</text:span>)</text:p>
      <text:h text:style-name="Heading_20_2" text:outline-level="2"><text:bookmark-start text:name="où-chercher"/>Où chercher ?<text:bookmark-end text:name="où-chercher"/></text:h>
      <text:p text:style-name="P2">critères de choix : </text:p>
      <text:p text:style-name="P2">- Lien particulier avec un pays (bilinguisme) ou avec une personne (collègue étranger) - Compétences que l’on peut faire valoir pour obtenir la mobilité (certains établissements sélectionnent les candidats sur ce qu’ils peuvent apporter quand il y en a plus que de places ouvertes). Les compétences autant que possible doivent être en rapport avec les thèmes de la staff week</text:p>
      <text:p text:style-name="P2">- compétences en anglais (la plupart des <text:span text:style-name="T1">staff weeks</text:span> ont lieu dans cette langue)</text:p>
      <text:p text:style-name="P2">- intérêt du stage (estimer si la bibliothèque a mis en place des services dont certains sont plus avancés que les nôtres). Il faut être en mesure d’apprendre quelque chose et de le rapporter à ses collègues pour les faire bénéficier de ces bonnes pratiques. Certaines staff weeks mélangent les <text:soft-page-break/>catégories de personnels (enseignants-chercheurs, administratifs, bibliothécaires = pas super intéressant, pour découvrir ce que font les autres corps professionnels de l’université, nul besoin d’aller à l’étranger, on peut le faire en France, dans son établissement). Sélectionner les offres qui ciblent les bibliothécaires.</text:p>
      <text:p text:style-name="P2">- Certaines <text:span text:style-name="T1">staff weeks</text:span> sont orientées “usage de l’anglais professionnel en contexte” (par exemple ici : http://staffmobility.eu/staffweek/english-educational-workplace-33 ), ça peut être très intéressant pour augmenter ses compétences en anglais indépendamment des contenus traités. - financements plus faciles à obtenir pour les établissements de l’alliance dont notre université est membre (Univ Rennes = EDUC (Cagliari, Pecs, Masaryck, Potsdam, Valence, Norvège)</text:p>
      <text:p text:style-name="Text_20_body">Les sources d’information :</text:p>
      <text:p text:style-name="Text_20_body">Portail des <text:span text:style-name="T1">staff weeks</text:span> : http://staffmobility.eu/staff-week-search</text:p>
      <text:p text:style-name="Text_20_body">On peut aussi, comme l’a fait Clémence en 2019, cibler une bibliothèque de son choix et prendre contact en vue d’obtenir une mobilité indépendamment d’une Erasmus Staff Week. Quand on a obtenu une réponse positive, on se tourne vers son service (demande d’autorisation), puis vers le service des relations internationales (DARI) pour le remboursement des frais engagés. Garder à l’esprit toutefois que les crédits sont accordés de façon privilégiée pour les déplacements au sein de l’Alliance.</text:p>
      <text:h text:style-name="Heading_20_2" text:outline-level="2"><text:bookmark-start text:name="comment-candidater"/>Comment candidater ?<text:bookmark-end text:name="comment-candidater"/></text:h>
      <text:p text:style-name="First_20_paragraph">Les offres en ligne de stage comportent des modalités de candidature. Il peut s’agir d’un webform où l’on doit donner des éléments de sa motivation dans la langue retenue pour la staff week : Description de l’emploi, centres d’intérêt professionnel, description d’un sujet dont on est “expert” et sur lequel on pourrait livrer une courte présentation.</text:p>
      <text:p text:style-name="Text_20_body">Personnes à informer immédiatement de sa démarche : - N+1 - Chargé.e des relations internationales du SCD - Chargé.e de la formation continue du SCD</text:p>
      <text:p text:style-name="Text_20_body">(préciser à ces trois personnes, la date de retour de la candidature)</text:p>
      <text:p text:style-name="Text_20_body">Attendre cette date et l’autorisation du N+1 pour aller plus loin.</text:p>
      <text:p text:style-name="Text_20_body">Il peut y avoir certains frais qui vont être à la charge du SCD : - frais d’inscriptions (couvrent certains frais de réception ou de sorties) - dépassement éventuel des dépenses couvertes par le fonds Erasmus</text:p>
      <text:p text:style-name="Text_20_body">Retour d’expérience Brno : les premiers se montaient à 50 euros et couvraient une sortie (transports et visites) Le remboursement Erasmus, dont le montant était connu dès le départ, à la signature de la convention excédait les dépenses avancées par le stagiaire pour le transport, l’hébergement et la restauration. Donc il n’y a pas eu d’avenant pour la prise en charge d’un dépassement.</text:p>
      <text:p text:style-name="Text_20_body">Le remboursement des frais prévus dans la convention ERASMUS tient compte de la distance à <text:soft-page-break/>parcourir depuis la résidence administrative vers le lieu de stage, ainsi que du coût de la vie dans le pays visité.</text:p>
      <text:h text:style-name="Heading_20_1" text:outline-level="1"><text:bookmark-start text:name="la-convention"/>La convention<text:bookmark-end text:name="la-convention"/></text:h>
      <text:p text:style-name="First_20_paragraph">Une fois recueillis l’accord formel (mail) de l’établissement d’accueil sur des dates bien définies (dates de la staff week ou dates convenues avec le stagiaire) et l’accord de sa hiérarchie, une fois averti le service des relations internationales de sa démarche, ce dernier va envoyer une convention tripartite à remplir.</text:p>
      <text:p text:style-name="Text_20_body">Les objectifs du stage à faire figurer dans ce document sont dérivés des termes de la présentation de la staff week. On peut y ajouter des objectifs qui nous sont propres et dont on pense qu’ils peuvent être réalisés lors de cette mobilité. Si c’est dans l’Alliance, donner la perspective de coopérations futures entre services (c’est de fait un objectif des mobilités courtes que de faciliter les coopérations internationales).</text:p>
      <text:p text:style-name="Text_20_body">La convention doit être signée par soi-même, le service RI et l’université d’accueil. Anticiper autant que possible ces signatures (en demandant à la DARI où ils en sont) pour être en mesure de réserver ses moyens de transport et son hébergement le plus tôt possible (choix du voyage en termes de prix et de commodité) La convention indique quel montant est remboursé pour le vol, ça donne une idée du type de vol à réserver, idem pour l’hébergement.</text:p>
      <text:p text:style-name="Text_20_body">Généralement les organisateurs de la Staff Week recommandent un ou plusieurs hôtels. On est libres de suivre cette recommandation ou pas. être hébergé dans le même hébergement que d’autres stagiaires peut simplifier les choses (informations partagées sur les transports, possibilité de rencontrer les stagiaires après la journée de travail)</text:p>
      <text:p text:style-name="Text_20_body">Les frais additionnels à la charge du SCD sont connus très tôt. Demander la prise en charge au service des affaires étrangères : on paye en ligne avec sa carte bleue sur le système de paiement proposé par l’Université d’accueil. Le paiement doit se faite avant une certaine date (2 ou 3 mois avant la staff week). On se fait rembourser la somme par le Service des Affaires Financières du SCD. On parle ici d’une somme équivalente à 50 euros.</text:p>
      <text:p text:style-name="Text_20_body">Les sommes plus importantes indiquées dans la convention pour la couverture des frais de voyage, de restauration et d’hébergement, sont a priori versées sur le compte de l’agent signataire de la convention après la réservation de billets d’avion et avant le départ en Staff Week. Prévoir la trésorerie suffisante pour acheter les billets d’avion avant d’obtenir l’argent de la commission européenne.</text:p>
      <text:h text:style-name="Heading_20_1" text:outline-level="1"><text:bookmark-start text:name="la-préparation-du-stage"/>La préparation du stage<text:bookmark-end text:name="la-préparation-du-stage"/></text:h>
      <text:p text:style-name="First_20_paragraph">Les organisateurs de la Staff Week sont censés envoyer des messages concernant les transports, conditions d’hébergement, régime alimentaire pour les repas pris en commun, proposition de communication, etc. bien avant le début du stage. Si on ne reçoit rien, envoyer un mail à l’hôte identifié et regarder dans ses spams. Certain mails étrangers sont interprétés comme des spams par le filtre anti-spam de Partage.</text:p>
      <text:p text:style-name="Text_20_body"><text:soft-page-break/>Même si cela n’est pas demandé, prévoir un petit diaporama pour présenter son établissement et ses activités. Si on vous demande d’intervenir sur votre domaine de spécialité, limiter la présentation de votre contexte de travail (établissement, public, poste) à deux slides maxi. Plus vous risquez d’ennuyer l’auditoire (valable à l’étranger et en France). S’il manque des éléments de contexte pour aider à faire comprendre votre activité, vous les donnerez dans la séance de questions / réponses.</text:p>
      <text:p text:style-name="Text_20_body">Se renseigner au préalable sur les moyens de transport (carte combinée valable sur plusieurs jours, zones couvertes, etc.) peut être une aide. Après, chaque voyageur a son propre style, plus ou moins préparé, plus ou moins spontané et qui va avec son aisance plus ou moins grande à dialoguer dans un idiome étranger.</text:p>
      <text:h text:style-name="Heading_20_1" text:outline-level="1"><text:bookmark-start text:name="pendant-le-stage"/>Pendant le stage<text:bookmark-end text:name="pendant-le-stage"/></text:h>
      <text:p text:style-name="First_20_paragraph">Le stage ou la Staff Week assez souvent laisse de la liberté en fin d’après-midi pour les affaires courantes (possibilité de se connecter en wifi dans l’enceinte de l’université, à la bibliothèque pour répondre à des mails) et les visites de la ville. Les pauses, les repas pris en commun, le “social event” (par exemple la visite d’un lieu touristique) et les verres pris entre stagiaires après la journée de travail sont un excellent moyen pour approfondir certains sujets professionnels ou tout simplement se sentir bien et augmenter sa connaissance des cultures des autres pays européens.</text:p>
      <text:h text:style-name="Heading_20_1" text:outline-level="1"><text:bookmark-start text:name="après-le-stage"/>Après le stage<text:bookmark-end text:name="après-le-stage"/></text:h>
      <text:list xml:id="list1572907823" text:style-name="L2">
        <text:list-item>
          <text:p text:style-name="P4">Demander à son N+1 le type de restitution voulu (bibliothèque, GDIR, etc.)<text:line-break/></text:p>
        </text:list-item>
        <text:list-item>
          <text:p text:style-name="P4">remplir le sondage de satisfaction de l’organisme hôte<text:line-break/></text:p>
        </text:list-item>
        <text:list-item>
          <text:p text:style-name="P4">Rendre compte de la staff week à la chargée de formation continue et à la chargée des relations internationales.<text:line-break/></text:p>
        </text:list-item>
        <text:list-item>
          <text:p text:style-name="P4">Verser les supports de présentation dans l’emplacement de la GED prévus à cet effet (ou au moins une sélection d’entre eux)<text:line-break/></text:p>
        </text:list-item>
        <text:list-item>
          <text:p text:style-name="P4">Modifier et enrichir ce docume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title>Préparer une courte mobilité professionnelle</dc:title>
    <dc:description/>
    <dc:subject/>
    <meta:keyword/>
    <meta:initial-creator>Damien Belvèze</meta:initial-creator>
    <meta:creation-date>2023-10-04T09:36:42Z</meta:creation-date>
    <dc:date>2023-10-04T11:38:17.365000000</dc:date>
    <meta:editing-duration>PT1M13S</meta:editing-duration>
    <meta:editing-cycles>1</meta:editing-cycles>
    <meta:document-statistic meta:table-count="0" meta:image-count="0" meta:object-count="0" meta:page-count="4" meta:paragraph-count="48" meta:word-count="1518" meta:character-count="9568" meta:non-whitespace-character-count="8102"/>
    <meta:user-defined meta:name="date">2023/10/03</meta:user-defined>
  </office:meta>
</office:document-meta>
</file>